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0f77ff" officeooo:paragraph-rsid="000f77ff" style:font-size-asian="14pt" style:font-weight-asian="bold" style:font-size-complex="14pt" style:font-weight-complex="bol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0">Name: Chavan Jagdish Shivdas</text:p>
      <text:p text:style-name="P20">Roll No : 80099</text:p>
      <text:p text:style-name="P20">Group – KD4</text:p>
      <text:p text:style-name="P20"/>
      <text:p text:style-name="P6">Assignment No.3</text:p>
      <text:p text:style-name="P5"/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22:01:22.456506601</dc:date>
    <meta:editing-duration>PT1H27M57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5" meta:paragraph-count="31" meta:word-count="215" meta:character-count="1424" meta:non-whitespace-character-count="1241"/>
  </office:meta>
</office:document-meta>
</file>